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1909384A5E8.png" manifest:media-type="image/png"/>
  <manifest:file-entry manifest:full-path="Pictures/10000001000002BE0000004407C23A93.png" manifest:media-type="image/png"/>
  <manifest:file-entry manifest:full-path="Pictures/1000000100000627000000FB73CC28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4.461cm" svg:x="0.079cm" svg:y="5.687cm">
          <draw:image xlink:href="Pictures/1000000100000627000000FB73CC2814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1.197cm" svg:x="16.945cm" svg:y="8.59cm">
          <draw:image xlink:href="Pictures/10000001000002BE0000004407C23A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6.998cm" svg:x="0.001cm" svg:y="4.445cm">
          <draw:image xlink:href="Pictures/1000000000000640000001909384A5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4:42:49.688581962</meta:creation-date>
    <dc:date>2026-03-01T14:46:41.652852557</dc:date>
    <meta:editing-duration>PT3M53S</meta:editing-duration>
    <meta:editing-cycles>2</meta:editing-cycles>
    <meta:generator>LibreOffice/25.8.5.2$Linux_X86_64 LibreOffice_project/252c20f6956e3db0b52e6e2f9dda67263513c8fc</meta:generator>
    <meta:document-statistic meta:object-count="28"/>
  </office:meta>
</office:document-meta>
</file>